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bold"/>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normal"/>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Text_20_body">
      <style:paragraph-properties fo:text-align="justify" style:justify-single-word="false"/>
      <style:text-properties fo:font-variant="normal" fo:text-transform="none" fo:color="#ec6932" style:text-line-through-style="none" style:text-line-through-type="none" style:font-name="Open Sans" fo:font-size="9.75pt" fo:letter-spacing="normal" fo:font-style="normal" style:text-underline-style="none" fo:font-weight="normal" style:text-blinking="false"/>
    </style:style>
    <style:style style:name="P6" style:family="paragraph" style:parent-style-name="Text_20_body">
      <style:paragraph-properties fo:text-align="justify" style:justify-single-word="false"/>
      <style:text-properties fo:font-variant="normal" fo:text-transform="none" fo:color="#333333" style:font-name="Open Sans" fo:font-size="9.75pt" fo:letter-spacing="normal" fo:font-style="normal" fo:font-weight="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normal"/>
    </style:style>
    <style:style style:name="P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Open Sans" fo:font-size="9.75pt" fo:letter-spacing="normal" fo:font-style="normal" fo:font-weight="bold"/>
    </style:style>
    <style:style style:name="P10" style:family="paragraph" style:parent-style-name="Text_20_body">
      <style:paragraph-properties fo:margin-left="0cm" fo:margin-right="0cm" fo:margin-top="0cm" fo:margin-bottom="0.265cm" loext:contextual-spacing="false" fo:orphans="2" fo:widows="2" fo:text-indent="0cm" style:auto-text-indent="false"/>
    </style:style>
    <style:style style:name="P11" style:family="paragraph" style:parent-style-name="Text_20_body">
      <style:paragraph-properties fo:margin-left="0cm" fo:margin-right="0cm" fo:margin-top="0cm" fo:margin-bottom="0.265cm" loext:contextual-spacing="false" fo:orphans="2" fo:widows="2" fo:text-indent="0cm" style:auto-text-indent="false"/>
      <style:text-properties fo:font-weight="bold"/>
    </style:style>
    <style:style style:name="T1" style:family="text">
      <style:text-properties fo:font-weight="bold"/>
    </style:style>
    <style:style style:name="T2" style:family="text">
      <style:text-properties fo:font-variant="normal" fo:text-transform="none" fo:color="#ec6932" style:text-line-through-style="none" style:text-line-through-type="none" style:font-name="Open Sans" fo:font-size="9.75pt" fo:letter-spacing="normal" fo:font-style="normal" style:text-underline-style="none" fo:font-weight="normal" style:text-blinking="false"/>
    </style:style>
    <style:style style:name="T3" style:family="text">
      <style:text-properties fo:font-variant="normal" fo:text-transform="none" fo:color="#333333" style:font-name="Open Sans" fo:font-size="9.75pt" fo:letter-spacing="normal" fo:font-style="normal" fo:font-weight="bold"/>
    </style:style>
    <style:style style:name="T4" style:family="text">
      <style:text-properties fo:font-variant="normal" fo:text-transform="none" fo:color="#333333" style:font-name="Open Sans" fo:font-size="9.75pt" fo:letter-spacing="normal" fo:font-style="normal" fo:font-weight="normal"/>
    </style:style>
    <style:style style:name="T5" style:family="text">
      <style:text-properties fo:font-weight="normal"/>
    </style:style>
    <style:style style:name="T6"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yui_3_17_2_1_1638829641603_1291"/><text:bookmark text:name="yui_3_17_2_1_1638829641603_1292"/><text:span text:style-name="T5">1. </text:span><text:bookmark text:name="yui_3_17_2_1_1638829641603_1293"/>Banco de la República de Colombia - Banrep Educa</text:p>
      <text:p text:style-name="P3"><text:bookmark text:name="yui_3_17_2_1_1638829641603_1294"/>Banrep Educa is the economic and financial education program of Banco de la República de Colombia where economic and financial concepts are explained<text:bookmark text:name="yui_3_17_2_1_1638829641603_1295"/><text:bookmark text:name="yui_3_17_2_1_1638829641603_1296"/><text:bookmark text:name="yui_3_17_2_1_1638829641603_1297"/></text:p>
      <text:p text:style-name="P2"><text:bookmark text:name="yui_3_17_2_1_1638829641603_1298"/><text:bookmark text:name="yui_3_17_2_1_1638829641603_1299"/><text:bookmark text:name="yui_3_17_2_1_1638829641603_1300"/>1.1 What is inflation? Why it is generated? How it is produced and controlled? Why is important to controlled it?<text:bookmark text:name="yui_3_17_2_1_1638829641603_1301"/></text:p>
      <text:p text:style-name="P4"><text:bookmark text:name="yui_3_17_2_1_1638829641603_1302"/><text:bookmark text:name="yui_3_17_2_1_1638829641603_1303"/><text:a xlink:type="simple" xlink:href="https://youtu.be/Chx1vbLynFY" office:target-frame-name="_blank" xlink:show="new" text:style-name="Internet_20_link" text:visited-style-name="Visited_20_Internet_20_Link"><text:span text:style-name="T2">https://youtu.be/Chx1vbLynFY</text:span></text:a></text:p>
      <text:p text:style-name="P2">2. Banco de la República de Colombia - Cátedras de Macroeconomía y Banca Central</text:p>
      <text:p text:style-name="P3">The Banco de la República and the Network of Economics Researchers offer the Macroeconomics and Central Banking Chairs. These courses promote the understanding of basic concepts in macroeconomics and monetary, exchange and credit policy.</text:p>
      <text:p text:style-name="P2">2.1 Inflation: causes and costs</text:p>
      <text:p text:style-name="P4"><text:a xlink:type="simple" xlink:href="https://youtu.be/eoq421lHDJs" office:target-frame-name="_blank" xlink:show="new" text:style-name="Internet_20_link" text:visited-style-name="Visited_20_Internet_20_Link"><text:span text:style-name="T2">https://youtu.be/eoq421lHDJs</text:span></text:a></text:p>
      <text:p text:style-name="P2">2.2 Money demand, inflation, interest rates and costs of inflation and hyperinflation</text:p>
      <text:p text:style-name="P4"><text:a xlink:type="simple" xlink:href="https://youtu.be/B8jAusr8Wj0" text:style-name="Internet_20_link" text:visited-style-name="Visited_20_Internet_20_Link"><text:span text:style-name="T2">https://youtu.be/B8jAusr8Wj0</text:span></text:a></text:p>
      <text:p text:style-name="P2">2.3 Money supply and Central Banks</text:p>
      <text:p text:style-name="P4"><text:a xlink:type="simple" xlink:href="https://youtu.be/BxpuTq1NOjI" text:style-name="Internet_20_link" text:visited-style-name="Visited_20_Internet_20_Link"><text:span text:style-name="T2">https://youtu.be/BxpuTq1NOjI</text:span></text:a></text:p>
      <text:p text:style-name="P11"/>
      <text:p text:style-name="P2">3. Banco de la República - Estadísticas Banrep</text:p>
      <text:p text:style-name="P4"><text:span text:style-name="T4">Interactive platform offered by Banco de la República de Colombia to download economic data: </text:span><text:a xlink:type="simple" xlink:href="https://totoro.banrep.gov.co/estadisticas-economicas/" office:target-frame-name="_blank" xlink:show="new" text:style-name="Internet_20_link" text:visited-style-name="Visited_20_Internet_20_Link"><text:span text:style-name="T2">https://totoro.banrep.gov.co/estadisticas-economicas/</text:span></text:a></text:p>
      <text:p text:style-name="P4"><text:a xlink:type="simple" xlink:href="https://youtu.be/8tcvhKXPrFE" office:target-frame-name="_blank" xlink:show="new" text:style-name="Internet_20_link" text:visited-style-name="Visited_20_Internet_20_Link"><text:span text:style-name="T2">https://youtu.be/8tcvhKXPrFE</text:span></text:a></text:p>
      <text:p text:style-name="P2">4. World Development Indicators (WDI) - World Bank</text:p>
      <text:p text:style-name="P3">World Development Indicators (WDI) is the primary World Bank collection of development indicators, compiled from officially recognized international sources. It presents the most current and accurate global development data available, and includes national, regional and global estimates.</text:p>
      <text:p text:style-name="P4"><text:a xlink:type="simple" xlink:href="https://databank.worldbank.org/source/world-development-indicators" office:target-frame-name="_blank" xlink:show="new" text:style-name="Internet_20_link" text:visited-style-name="Visited_20_Internet_20_Link"><text:span text:style-name="T2">https://databank.worldbank.org/source/world-development-indicators</text:span></text:a></text:p>
      <text:p text:style-name="P2">5. <text:span text:style-name="T6">How is the Labor Market measured in Colombia?</text:span> - DANE</text:p>
      <text:p text:style-name="P3">In this video the Departamento Administrativo Nacional de Estadística - DANE explains the different indicators used to measure the labor market in Colombia.</text:p>
      <text:p text:style-name="P4"><text:a xlink:type="simple" xlink:href="https://youtu.be/e8L0UtEXKvQ" office:target-frame-name="_blank" xlink:show="new" text:style-name="Internet_20_link" text:visited-style-name="Visited_20_Internet_20_Link"><text:span text:style-name="T2">https://youtu.be/e8L0UtEXKvQ</text:span></text:a></text:p>
      <text:p text:style-name="P2">6. Labor calculator - Mintrabajo</text:p>
      <text:p text:style-name="P3">The Ministry of Labor of Colombia makes available to the citizens the Labor Calculator. It is an easy to use pedagogical tool, with which all workers and employers in Colombia will be able to:<text:line-break/> - Generate estimates of social benefits settlement<text:line-break/>- Simulate the monthly provisions that employers must take into account when hiring a worker</text:p>
      <text:p text:style-name="P4"><text:a xlink:type="simple" xlink:href="https://www.mintrabajo.gov.co/atencion-al-ciudadano/tramites-y-servicios/mi-calculadora" office:target-frame-name="_blank" xlink:show="new" text:style-name="Internet_20_link" text:visited-style-name="Visited_20_Internet_20_Link"><text:span text:style-name="T2">https://www.mintrabajo.gov.co/atencion-al-ciudadano/tramites-y-servicios/mi-calculadora</text:span></text:a></text:p>
      <text:p text:style-name="P1"><text:span text:style-name="T4"/></text:p>
      <text:p text:style-name="P5"><text:soft-page-break/></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12-06T17:27:41.554392825</dc:date>
    <meta:editing-duration>PT42M55S</meta:editing-duration>
    <meta:editing-cycles>20</meta:editing-cycles>
    <meta:generator>LibreOffice/6.4.7.2$Linux_X86_64 LibreOffice_project/40$Build-2</meta:generator>
    <meta:document-statistic meta:table-count="0" meta:image-count="0" meta:object-count="0" meta:page-count="2" meta:paragraph-count="24" meta:word-count="295" meta:character-count="2211" meta:non-whitespace-character-count="1939"/>
  </office:meta>
</office:document-meta>
</file>